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Overskrift1Tegn" style:family="text">
      <style:text-properties fo:language="en" fo:country="US"/>
    </style:style>
    <style:style style:name="T3" style:parent-style-name="Standardskrifttypeiafsnit" style:family="text">
      <style:text-properties fo:font-weight="bold" style:font-weight-asian="bold" fo:language="en" fo:country="US"/>
    </style:style>
    <style:style style:name="T4" style:parent-style-name="Standardskrifttypeiafsnit" style:family="text">
      <style:text-properties fo:font-weight="bold" style:font-weight-asian="bold" fo:language="en" fo:country="US"/>
    </style:style>
    <style:style style:name="T5" style:parent-style-name="Standardskrifttypeiafsnit" style:family="text">
      <style:text-properties fo:font-weight="bold" style:font-weight-asian="bold" fo:language="en" fo:country="US"/>
    </style:style>
    <style:style style:name="T6" style:parent-style-name="Standardskrifttypeiafsnit" style:family="text">
      <style:text-properties fo:font-weight="bold" style:font-weight-asian="bold"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/>
    <style:style style:name="P13" style:parent-style-name="Standard" style:family="paragraph"/>
    <style:style style:name="P14" style:parent-style-name="Standard" style:family="paragraph"/>
    <style:style style:name="P15" style:parent-style-name="Standard" style:family="paragraph">
      <style:text-properties fo:font-weight="bold" style:font-weight-asian="bold"/>
    </style:style>
    <style:style style:name="P16" style:parent-style-name="Standard" style:family="paragraph"/>
    <style:style style:name="P17" style:parent-style-name="Standard" style:family="paragraph"/>
    <style:style style:name="P18" style:parent-style-name="Standard" style:family="paragraph"/>
    <style:style style:name="P19" style:parent-style-name="Standard" style:family="paragraph"/>
    <style:style style:name="P20" style:parent-style-name="Standard" style:family="paragraph"/>
    <style:style style:name="P21" style:parent-style-name="Standard" style:family="paragraph"/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/>
    <style:style style:name="P27" style:parent-style-name="Standard" style:family="paragraph"/>
    <style:style style:name="P28" style:parent-style-name="Standard" style:family="paragraph">
      <style:text-properties fo:color="#3399FF"/>
    </style:style>
  </office:automatic-styles>
  <office:body>
    <office:text text:use-soft-page-breaks="true">
      <text:p text:style-name="P1"><text:span text:style-name="T2">Brief Use cases</text:span></text:p>
      <text:p text:style-name="Standard"><text:span text:style-name="T3"><text:s/></text:span><text:span text:style-name="T4">Check</text:span><text:span text:style-name="T5">-</text:span><text:span text:style-name="T6">in app:</text:span></text:p>
      <text:list text:style-name="LFO1" text:continue-numbering="true">
        <text:list-item>
          <text:p text:style-name="P7">Connect<text:s/>app<text:s/>til<text:s/>Linux Server</text:p>
        </text:list-item>
        <text:list-item>
          <text:p text:style-name="P8">Hent data fra linux server</text:p>
        </text:list-item>
        <text:list-item>
          <text:p text:style-name="P9">Omskriv data til JSON / C#<text:s/>Object</text:p>
        </text:list-item>
        <text:list-item>
          <text:p text:style-name="P10">Opret data i Databasen</text:p>
        </text:list-item>
        <text:list-item>
          <text:p text:style-name="P11">Lad dagens bookinger blive vist på<text:s/>forside</text:p>
        </text:list-item>
        <text:list-item>
          <text:p text:style-name="P12">Lad kunde/person vælge<text:s/>sin<text:s/>booking fra bookinglisten</text:p>
        </text:list-item>
        <text:list-item>
          <text:p text:style-name="P13">Lad kunde kunne indsætte egen data på booking<text:s/>(Inklusiv<text:s/>tilkendegivelse af om man skal køre segway samt tilmelding til nyhedsbrev)</text:p>
        </text:list-item>
        <text:list-item>
          <text:p text:style-name="P14">Afslut check-in<text:s/>(alle brugere er ankommet)</text:p>
        </text:list-item>
      </text:list>
      <text:p text:style-name="P15">Point app:</text:p>
      <text:list text:style-name="LFO1" text:continue-numbering="true">
        <text:list-item>
          <text:p text:style-name="P16">Vis dagens afsluttede checkins</text:p>
        </text:list-item>
        <text:list-item>
          <text:p text:style-name="P17">Lad en person kunne vælge en booking</text:p>
        </text:list-item>
        <text:list-item>
          <text:p text:style-name="P18">Lad en person kunne vælge en aktivitet</text:p>
        </text:list-item>
        <text:list-item>
          <text:p text:style-name="P19">Lad en person kunne indsætte point på en person på en aktivitet.</text:p>
        </text:list-item>
        <text:list-item>
          <text:p text:style-name="P20">Lad en bruger kunne mærke en aktivitet som afsluttet.</text:p>
        </text:list-item>
        <text:list-item>
          <text:p text:style-name="P21">Lad en bruger kunne markere at<text:s/>dagens aktiviteter er afsluttede.</text:p>
        </text:list-item>
        <text:list-item>
          <text:p text:style-name="P22">Generer<text:s/>Email med diplom til alle deltagere.</text:p>
        </text:list-item>
        <text:list-item>
          <text:p text:style-name="P23">Person indtaster<text:s/>Email og klikker<text:s/>på Tilføj Aktivitet/Tjek din point<text:s/>knap</text:p>
        </text:list-item>
        <text:list-item>
          <text:p text:style-name="P24">Navigere til personens<text:s/>profil.<text:s/>Siden viser booking navn,<text:s/>personens<text:s/>navn,<text:s/>liste<text:s/>af valgte aktiviteter<text:s/>og point. <text:s/>(viser en<text:s/>besked<text:s/>'Ingen aktiviteter<text:s/>blev valgt', hvis<text:s/>der<text:s/>ingen aktiviteter er blevet valgt).<text:s/>'Tilføj Aktiviteter/Point'<text:s/>knap<text:s/>og 'Print/Email<text:s/>Point'<text:s/>knap. Og 'Luk/Log ud'<text:s/>knap.<text:s/>Tilføj Aktivitet/Point'<text:s/>knap:<text:s/>viser<text:s/>en list over aktiviteter<text:s/>og<text:s/>tekstfelt til<text:s/>at<text:s/>indtaste point. Personen<text:s/>indtaster<text:s/>point til aktivitet og klikker<text:s/>'Tilføj'<text:s/>knap.</text:p>
        </text:list-item>
        <text:list-item>
          <text:p text:style-name="P25">Siden navigere tilbage til person profil.</text:p>
        </text:list-item>
        <text:list-item>
          <text:p text:style-name="P26">Print/Email<text:s/>Point:-<text:s/>Generer<text:s/>Email til personen<text:s/>og viser<text:s/>en message boks<text:s/>til succes/fejl.</text:p>
        </text:list-item>
        <text:list-item>
          <text:p text:style-name="P27">Luk/Log ud:- navigere til forsiden.</text:p>
        </text:list-item>
      </text:list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Billedtekst" style:display-name="Billedtekst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Overskrift1Tegn" style:display-name="Overskrift 1 Tegn" style:family="text" style:parent-style-name="Standardskrifttypeiafsni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SimSun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asmus Madsen</meta:initial-creator>
    <dc:creator>Anders Dahl Hansson</dc:creator>
    <meta:creation-date>2019-04-26T09:45:00Z</meta:creation-date>
    <dc:date>2019-04-26T09:45:00Z</dc:date>
    <meta:template xlink:href="Normal.dotm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04" meta:character-count="1452" meta:row-count="10" meta:non-whitespace-character-count="1250"/>
  </office:meta>
</office:document-meta>
</file>